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42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Packet_20_lis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500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cket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>
            <text:p>Apid 0x</text:p>
          </table:table-cell>
          <table:table-cell office:value-type="string">
            <text:p>Apid dec</text:p>
          </table:table-cell>
          <table:table-cell office:value-type="string">
            <text:p>name</text:p>
          </table:table-cell>
          <table:table-cell table:number-columns-repeated="4"/>
          <table:table-cell office:value-type="string">
            <text:p>File starts with 8 byte character string "KwanSync" followed immediately by a stream of packets. Each packet consists of an integer number of bytes, and each subsequent packet is </text:p>
          </table:table-cell>
          <table:table-cell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formula="of:=HEX2DEC([.A2])" office:value-type="float" office:value="17">
            <text:p>17</text:p>
          </table:table-cell>
          <table:table-cell office:value-type="string">
            <text:p>sdInfo</text:p>
          </table:table-cell>
          <table:table-cell table:number-columns-repeated="4"/>
          <table:table-cell office:value-type="string">
            <text:p>appended to the preceding packet in the stream with no padding. Packets follow CCSDS conventions. All fields are unsigned integers of the appropriate number of bits unless</text:p>
          </table:table-cell>
          <table:table-cell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formula="of:=HEX2DEC([.A3])" office:value-type="float" office:value="21">
            <text:p>21</text:p>
          </table:table-cell>
          <table:table-cell office:value-type="string">
            <text:p>pktOverflow</text:p>
          </table:table-cell>
          <table:table-cell table:number-columns-repeated="4"/>
          <table:table-cell office:value-type="string">
            <text:p>marked "signed" in which case it is a signed two's complement integer of the appropriate length. All packets begin with a CCSDS primary header. Some packets contain a secondary header,</text:p>
          </table:table-cell>
          <table:table-cell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formula="of:=HEX2DEC([.A4])" office:value-type="float" office:value="20">
            <text:p>20</text:p>
          </table:table-cell>
          <table:table-cell office:value-type="string">
            <text:p>Vertical</text:p>
          </table:table-cell>
          <table:table-cell table:style-name="ce3"/>
          <table:table-cell table:number-columns-repeated="3"/>
          <table:table-cell office:value-type="string">
            <text:p>indicating the time at which the relevant data was taken. This field, TC, is in clock ticks on a clock with nominal frequency of 60.000MHz. The same clock is used for all packets.</text:p>
          </table:table-cell>
          <table:table-cell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f:=HEX2DEC([.A5])" office:value-type="float" office:value="16">
            <text:p>16</text:p>
          </table:table-cell>
          <table:table-cell office:value-type="string">
            <text:p>Fast</text:p>
          </table:table-cell>
          <table:table-cell table:number-columns-repeated="4"/>
          <table:table-cell office:value-type="string">
            <text:p>TC counts up to 3,600,000,000 (3.6 billion) which is the number of ticks in 60 seconds, at which point it resets to zero. </text:p>
          </table:table-cell>
          <table:table-cell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formula="of:=HEX2DEC([.A6])" office:value-type="float" office:value="19">
            <text:p>19</text:p>
          </table:table-cell>
          <table:table-cell office:value-type="string">
            <text:p>vbu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4</text:p>
          </table:table-cell>
          <table:table-cell table:formula="of:=HEX2DEC([.A7])" office:value-type="float" office:value="4">
            <text:p>4</text:p>
          </table:table-cell>
          <table:table-cell office:value-type="string">
            <text:p>compas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A</text:p>
          </table:table-cell>
          <table:table-cell table:formula="of:=HEX2DEC([.A8])" office:value-type="float" office:value="10">
            <text:p>10</text:p>
          </table:table-cell>
          <table:table-cell office:value-type="string">
            <text:p>BMP</text:p>
          </table:table-cell>
          <table:table-cell table:number-columns-repeated="4"/>
          <table:table-cell office:value-type="string">
            <text:p>Bit position follows CCSDS convention, bit 0 is Msbit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08</text:p>
          </table:table-cell>
          <table:table-cell table:formula="of:=HEX2DEC([.A9])" office:value-type="float" office:value="8">
            <text:p>8</text:p>
          </table:table-cell>
          <table:table-cell office:value-type="string">
            <text:p>Drai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3</text:p>
          </table:table-cell>
          <table:table-cell table:formula="of:=HEX2DEC([.A10])" office:value-type="float" office:value="3">
            <text:p>3</text:p>
          </table:table-cell>
          <table:table-cell office:value-type="string">
            <text:p>dump</text:p>
          </table:table-cell>
          <table:table-cell table:number-columns-repeated="1021"/>
        </table:table-row>
        <table:table-row table:style-name="ro1">
          <table:table-cell table:style-name="ce1" office:value-type="float" office:value="12">
            <text:p>12</text:p>
          </table:table-cell>
          <table:table-cell table:formula="of:=HEX2DEC([.A11])" office:value-type="float" office:value="18">
            <text:p>18</text:p>
          </table:table-cell>
          <table:table-cell office:value-type="string">
            <text:p>sdinf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F</text:p>
          </table:table-cell>
          <table:table-cell table:formula="of:=HEX2DEC([.A12])" office:value-type="float" office:value="15">
            <text:p>15</text:p>
          </table:table-cell>
          <table:table-cell office:value-type="string">
            <text:p>MPUconfi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E</text:p>
          </table:table-cell>
          <table:table-cell table:formula="of:=HEX2DEC([.A13])" office:value-type="float" office:value="14">
            <text:p>14</text:p>
          </table:table-cell>
          <table:table-cell office:value-type="string">
            <text:p>HMCconfi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D</text:p>
          </table:table-cell>
          <table:table-cell table:formula="of:=HEX2DEC([.A14])" office:value-type="float" office:value="13">
            <text:p>13</text:p>
          </table:table-cell>
          <table:table-cell office:value-type="string">
            <text:p>AD799xconfi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2</text:p>
          </table:table-cell>
          <table:table-cell table:formula="of:=HEX2DEC([.A15])" office:value-type="float" office:value="2">
            <text:p>2</text:p>
          </table:table-cell>
          <table:table-cell office:value-type="string">
            <text:p>BMPCa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C</text:p>
          </table:table-cell>
          <table:table-cell table:formula="of:=HEX2DEC([.A16])" office:value-type="float" office:value="12">
            <text:p>12</text:p>
          </table:table-cell>
          <table:table-cell office:value-type="string">
            <text:p>Version</text:p>
          </table:table-cell>
          <table:table-cell table:number-columns-repeated="1021"/>
        </table:table-row>
        <table:table-row table:style-name="ro1">
          <table:table-cell table:style-name="ce1" office:value-type="float" office:value="16">
            <text:p>16</text:p>
          </table:table-cell>
          <table:table-cell table:formula="of:=HEX2DEC([.A17])" office:value-type="float" office:value="22">
            <text:p>22</text:p>
          </table:table-cell>
          <table:table-cell office:value-type="string">
            <text:p>PP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CSDS Primary Header</text:p>
          </table:table-cell>
          <table:table-cell table:number-columns-repeated="1023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bit 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Vers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Typ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ecHd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pi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string">
            <text:p>SeqFlag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Sequence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Rocketometer secondary header</text:p>
          </table:table-cell>
          <table:table-cell table:number-columns-repeated="1023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bit 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TC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TC is as described above.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0x002 - BMP180 Calibration coefficients</text:p>
          </table:table-cell>
          <table:table-cell table:number-columns-repeated="4"/>
          <table:table-cell office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ac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See the BMP180 data sheet for interpretation of these values</text:p>
          </table:table-cell>
          <table:table-cell table:number-columns-repeated="1018"/>
        </table:table-row>
        <table:table-row table:style-name="ro1">
          <table:table-cell office:value-type="string">
            <text:p>ac2</text:p>
          </table:table-cell>
          <table:table-cell table:formula="of:=[.B34]+[.D34]/8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ac3</text:p>
          </table:table-cell>
          <table:table-cell table:formula="of:=[.B35]+[.D35]/8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ac4</text:p>
          </table:table-cell>
          <table:table-cell table:formula="of:=[.B36]+[.D36]/8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ac5</text:p>
          </table:table-cell>
          <table:table-cell table:formula="of:=[.B37]+[.D37]/8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ac6</text:p>
          </table:table-cell>
          <table:table-cell table:formula="of:=[.B38]+[.D38]/8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b1</text:p>
          </table:table-cell>
          <table:table-cell table:formula="of:=[.B39]+[.D39]/8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b2</text:p>
          </table:table-cell>
          <table:table-cell table:formula="of:=[.B40]+[.D40]/8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mb</text:p>
          </table:table-cell>
          <table:table-cell table:formula="of:=[.B41]+[.D41]/8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mc</text:p>
          </table:table-cell>
          <table:table-cell table:formula="of:=[.B42]+[.D42]/8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md</text:p>
          </table:table-cell>
          <table:table-cell table:formula="of:=[.B43]+[.D43]/8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Length-7</text:p>
          </table:table-cell>
          <table:table-cell table:formula="of:=[.B44]+[.D44]/8-7" office:value-type="float" office:value="21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3 - Source code dump</text:p>
          </table:table-cell>
          <table:table-cell table:number-columns-repeated="4"/>
          <table:table-cell office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2"/>
          <table:table-cell office:value-type="string">
            <text:p>Concatenate all bytes from the dump field of all dump packets in order (offset will help to keep them in order, but the code can't produce them out of order).</text:p>
          </table:table-cell>
          <table:table-cell table:number-columns-repeated="1016"/>
        </table:table-row>
        <table:table-row table:style-name="ro1">
          <table:table-cell office:value-type="string">
            <text:p>offse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The result is a TAR file compressed with zpaq. This file contains all of the source code, including makefiles, as well as the GCC version of the compiler I used</text:p>
          </table:table-cell>
          <table:table-cell table:number-columns-repeated="1016"/>
        </table:table-row>
        <table:table-row table:style-name="ro1">
          <table:table-cell office:value-type="string">
            <text:p>dump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8x(length-7-1)</text:p>
          </table:table-cell>
          <table:table-cell table:number-columns-repeated="3"/>
          <table:table-cell office:value-type="string">
            <text:p>and the .brd and .sch of the hardware in Eagle format, and a bill-of-materials list which can be dropped straight into the Digikey BOM importer.</text:p>
          </table:table-cell>
          <table:table-cell table:number-columns-repeated="1016"/>
        </table:table-row>
        <table:table-row table:style-name="ro1">
          <table:table-cell office:value-type="string">
            <text:p>Length-7</text:p>
          </table:table-cell>
          <table:table-cell office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4 - Magnetometer data</text:p>
          </table:table-cell>
          <table:table-cell table:number-columns-repeated="1023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bx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/>
          <table:table-cell office:value-type="string">
            <text:p>Note order, xzy, not xyz.</text:p>
          </table:table-cell>
          <table:table-cell table:number-columns-repeated="1017"/>
        </table:table-row>
        <table:table-row table:style-name="ro1">
          <table:table-cell office:value-type="string">
            <text:p>bz</text:p>
          </table:table-cell>
          <table:table-cell table:formula="of:=[.B55]+[.D55]/8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by</text:p>
          </table:table-cell>
          <table:table-cell table:formula="of:=[.B56]+[.D56]/8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table:number-columns-repeated="1019"/>
        </table:table-row>
        <table:table-row table:style-name="ro1">
          <table:table-cell office:value-type="string">
            <text:p>Length-7</text:p>
          </table:table-cell>
          <table:table-cell table:formula="of:=[.B57]+[.D57]/8-7"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8 - SD Drain timing</text:p>
          </table:table-cell>
          <table:table-cell table:number-columns-repeated="1023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TC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table:formula="of:=[.B62]+[.D62]/8-7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A - BMP180 data</text:p>
          </table:table-cell>
          <table:table-cell table:number-columns-repeated="1023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T_raw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Raw readout of the sensor temperature field</text:p>
          </table:table-cell>
          <table:table-cell table:number-columns-repeated="1018"/>
        </table:table-row>
        <table:table-row table:style-name="ro1">
          <table:table-cell office:value-type="string">
            <text:p>P_raw</text:p>
          </table:table-cell>
          <table:table-cell table:formula="of:=[.B67]+[.D67]/8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signed</text:p>
          </table:table-cell>
          <table:table-cell office:value-type="string">
            <text:p>Raw readout of the sensor pressure field</text:p>
          </table:table-cell>
          <table:table-cell table:number-columns-repeated="1018"/>
        </table:table-row>
        <table:table-row table:style-name="ro1">
          <table:table-cell office:value-type="string">
            <text:p>T_C</text:p>
          </table:table-cell>
          <table:table-cell table:formula="of:=[.B68]+[.D68]/8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Calibrated temperature in degC*10 (IE 37.2degC=372)</text:p>
          </table:table-cell>
          <table:table-cell table:number-columns-repeated="1018"/>
        </table:table-row>
        <table:table-row table:style-name="ro1">
          <table:table-cell office:value-type="string">
            <text:p>P_Pa</text:p>
          </table:table-cell>
          <table:table-cell table:formula="of:=[.B69]+[.D69]/8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alibrated pressure in Pa (1atm=101325Pa)</text:p>
          </table:table-cell>
          <table:table-cell table:number-columns-repeated="1018"/>
        </table:table-row>
        <table:table-row table:style-name="ro1">
          <table:table-cell office:value-type="string">
            <text:p>TC1</text:p>
          </table:table-cell>
          <table:table-cell table:formula="of:=[.B70]+[.D70]/8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ime that readout was finished</text:p>
          </table:table-cell>
          <table:table-cell table:number-columns-repeated="1018"/>
        </table:table-row>
        <table:table-row table:style-name="ro1">
          <table:table-cell office:value-type="string">
            <text:p>Length-7</text:p>
          </table:table-cell>
          <table:table-cell table:formula="of:=[.B71]+[.D71]/8-7" office:value-type="float" office:value="19">
            <text:p>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C - Version information</text:p>
          </table:table-cell>
          <table:table-cell table:number-columns-repeated="4"/>
          <table:table-cell office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Hw type</text:p>
          </table:table-cell>
          <table:table-cell table:formula="of:=IF([.F74]=&quot;&quot;;10;6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Hw type is 2, for Rocketometer. Other parts I design will have different values here.</text:p>
          </table:table-cell>
          <table:table-cell table:number-columns-repeated="1018"/>
        </table:table-row>
        <table:table-row table:style-name="ro1">
          <table:table-cell office:value-type="string">
            <text:p>Hw Serial</text:p>
          </table:table-cell>
          <table:table-cell table:formula="of:=[.B76]+[.D76]/8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Serial number of the individual device.</text:p>
          </table:table-cell>
          <table:table-cell table:number-columns-repeated="1018"/>
        </table:table-row>
        <table:table-row table:style-name="ro1">
          <table:table-cell office:value-type="string">
            <text:p>MAMCR</text:p>
          </table:table-cell>
          <table:table-cell table:formula="of:=[.B77]+[.D77]/8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ee the LPC2148 user guide for interpretation of these values</text:p>
          </table:table-cell>
          <table:table-cell table:number-columns-repeated="1018"/>
        </table:table-row>
        <table:table-row table:style-name="ro1">
          <table:table-cell office:value-type="string">
            <text:p>MAMTIM</text:p>
          </table:table-cell>
          <table:table-cell table:formula="of:=[.B78]+[.D78]/8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PLL0STAT</text:p>
          </table:table-cell>
          <table:table-cell table:formula="of:=[.B79]+[.D79]/8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VBPDIV</text:p>
          </table:table-cell>
          <table:table-cell table:formula="of:=[.B80]+[.D80]/8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FOSC</text:p>
          </table:table-cell>
          <table:table-cell table:formula="of:=[.B81]+[.D81]/8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CCLK</text:p>
          </table:table-cell>
          <table:table-cell table:formula="of:=[.B82]+[.D82]/8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PCLK</text:p>
          </table:table-cell>
          <table:table-cell table:formula="of:=[.B83]+[.D83]/8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PREINT</text:p>
          </table:table-cell>
          <table:table-cell table:formula="of:=[.B84]+[.D84]/8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PREFRAC</text:p>
          </table:table-cell>
          <table:table-cell table:formula="of:=[.B85]+[.D85]/8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CCR</text:p>
          </table:table-cell>
          <table:table-cell table:formula="of:=[.B86]+[.D86]/8"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Version string</text:p>
          </table:table-cell>
          <table:table-cell table:formula="of:=[.B87]+[.D87]/8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remainder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office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D - AD799x configuration</text:p>
          </table:table-cell>
          <table:table-cell table:number-columns-repeated="4"/>
          <table:table-cell office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Address</text:p>
          </table:table-cell>
          <table:table-cell table:formula="of:=IF([.F91]=&quot;&quot;;10;6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2C address of the part</text:p>
          </table:table-cell>
          <table:table-cell table:number-columns-repeated="1018"/>
        </table:table-row>
        <table:table-row table:style-name="ro1">
          <table:table-cell office:value-type="string">
            <text:p>Channel mask</text:p>
          </table:table-cell>
          <table:table-cell table:formula="of:=[.B93]+[.C93]/8+[.D93]/8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N channels</text:p>
          </table:table-cell>
          <table:table-cell table:formula="of:=[.B94]+[.C94]/8+[.D94]/8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Worked</text:p>
          </table:table-cell>
          <table:table-cell table:formula="of:=[.B95]+[.C95]/8+[.D95]/8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table:formula="of:=[.B96]+[.D96]/8-7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E - HMC5883 Configuration</text:p>
          </table:table-cell>
          <table:table-cell table:number-columns-repeated="4"/>
          <table:table-cell office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Reg0</text:p>
          </table:table-cell>
          <table:table-cell table:formula="of:=IF([.F99]=&quot;&quot;;10;6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ee the HMC5883 datasheet for interpretation of these fields</text:p>
          </table:table-cell>
          <table:table-cell table:number-columns-repeated="1018"/>
        </table:table-row>
        <table:table-row table:style-name="ro1">
          <table:table-cell office:value-type="string">
            <text:p>Reg1</text:p>
          </table:table-cell>
          <table:table-cell table:formula="of:=[.B101]+[.D101]/8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2</text:p>
          </table:table-cell>
          <table:table-cell table:formula="of:=[.B102]+[.D102]/8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9</text:p>
          </table:table-cell>
          <table:table-cell table:formula="of:=[.B103]+[.D103]/8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10</text:p>
          </table:table-cell>
          <table:table-cell table:formula="of:=[.B104]+[.D104]/8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11</text:p>
          </table:table-cell>
          <table:table-cell table:formula="of:=[.B105]+[.D105]/8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12</text:p>
          </table:table-cell>
          <table:table-cell table:formula="of:=[.B106]+[.D106]/8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table:formula="of:=[.B107]+[.D107]/8-7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F - MPU6050 Configuration</text:p>
          </table:table-cell>
          <table:table-cell table:number-columns-repeated="4"/>
          <table:table-cell office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I2C Addr</text:p>
          </table:table-cell>
          <table:table-cell table:formula="of:=IF([.F110]=&quot;&quot;;10;6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0D</text:p>
          </table:table-cell>
          <table:table-cell table:formula="of:=[.B112]+[.D112]/8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ee the MPU6050 register map for interpretation of these fields</text:p>
          </table:table-cell>
          <table:table-cell table:number-columns-repeated="1018"/>
        </table:table-row>
        <table:table-row table:style-name="ro1">
          <table:table-cell office:value-type="string">
            <text:p>Reg0x0E</text:p>
          </table:table-cell>
          <table:table-cell table:formula="of:=[.B113]+[.D113]/8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0F</text:p>
          </table:table-cell>
          <table:table-cell table:formula="of:=[.B114]+[.D114]/8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10</text:p>
          </table:table-cell>
          <table:table-cell table:formula="of:=[.B115]+[.D115]/8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19</text:p>
          </table:table-cell>
          <table:table-cell table:formula="of:=[.B116]+[.D116]/8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1A</text:p>
          </table:table-cell>
          <table:table-cell table:formula="of:=[.B117]+[.D117]/8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1B</text:p>
          </table:table-cell>
          <table:table-cell table:formula="of:=[.B118]+[.D118]/8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1C</text:p>
          </table:table-cell>
          <table:table-cell table:formula="of:=[.B119]+[.D119]/8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1F</text:p>
          </table:table-cell>
          <table:table-cell table:formula="of:=[.B120]+[.D120]/8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37</text:p>
          </table:table-cell>
          <table:table-cell table:formula="of:=[.B121]+[.D121]/8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38</text:p>
          </table:table-cell>
          <table:table-cell table:formula="of:=[.B122]+[.D122]/8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6B</text:p>
          </table:table-cell>
          <table:table-cell table:formula="of:=[.B123]+[.D123]/8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Reg0x75</text:p>
          </table:table-cell>
          <table:table-cell table:formula="of:=[.B124]+[.D124]/8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table:formula="of:=[.B125]+[.D125]/8-7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0 - Fast sensor data</text:p>
          </table:table-cell>
          <table:table-cell table:number-columns-repeated="4"/>
          <table:table-cell/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max</text:p>
          </table:table-cell>
          <table:table-cell table:formula="of:=IF([.F128]=&quot;&quot;;10;6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Raw readout of the MPU6050 X acceleration sensor</text:p>
          </table:table-cell>
          <table:table-cell table:number-columns-repeated="1018"/>
        </table:table-row>
        <table:table-row table:style-name="ro1">
          <table:table-cell office:value-type="string">
            <text:p>may</text:p>
          </table:table-cell>
          <table:table-cell table:formula="of:=FLOOR([.B130]+[.C130]/8+[.D130]/8;1;1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Raw readout of the MPU6050 Y acceleration sensor</text:p>
          </table:table-cell>
          <table:table-cell table:number-columns-repeated="1018"/>
        </table:table-row>
        <table:table-row table:style-name="ro1">
          <table:table-cell office:value-type="string">
            <text:p>maz</text:p>
          </table:table-cell>
          <table:table-cell table:formula="of:=FLOOR([.B131]+[.C131]/8+[.D131]/8;1;1)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Raw readout of the MPU6050 Z acceleration sensor</text:p>
          </table:table-cell>
          <table:table-cell table:number-columns-repeated="1018"/>
        </table:table-row>
        <table:table-row table:style-name="ro1">
          <table:table-cell office:value-type="string">
            <text:p>mgx</text:p>
          </table:table-cell>
          <table:table-cell table:formula="of:=FLOOR([.B132]+[.C132]/8+[.D132]/8;1;1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Raw readout of the MPU6050 X rotation sensor</text:p>
          </table:table-cell>
          <table:table-cell table:number-columns-repeated="1018"/>
        </table:table-row>
        <table:table-row table:style-name="ro1">
          <table:table-cell office:value-type="string">
            <text:p>mgy</text:p>
          </table:table-cell>
          <table:table-cell table:formula="of:=FLOOR([.B133]+[.C133]/8+[.D133]/8;1;1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Raw readout of the MPU6050 Y rotation sensor</text:p>
          </table:table-cell>
          <table:table-cell table:number-columns-repeated="1018"/>
        </table:table-row>
        <table:table-row table:style-name="ro1">
          <table:table-cell office:value-type="string">
            <text:p>mgz</text:p>
          </table:table-cell>
          <table:table-cell table:formula="of:=FLOOR([.B134]+[.C134]/8+[.D134]/8;1;1)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Raw readout of the MPU6050 Z rotation sensor</text:p>
          </table:table-cell>
          <table:table-cell table:number-columns-repeated="1018"/>
        </table:table-row>
        <table:table-row table:style-name="ro1">
          <table:table-cell office:value-type="string">
            <text:p>mt</text:p>
          </table:table-cell>
          <table:table-cell table:formula="of:=FLOOR([.B135]+[.C135]/8+[.D135]/8;1;1)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igned</text:p>
          </table:table-cell>
          <table:table-cell office:value-type="string">
            <text:p>Raw readout of the MPU6050 die temperature sensor</text:p>
          </table:table-cell>
          <table:table-cell table:number-columns-repeated="1018"/>
        </table:table-row>
        <table:table-row table:style-name="ro1">
          <table:table-cell office:value-type="string">
            <text:p>hx channel ID</text:p>
          </table:table-cell>
          <table:table-cell table:formula="of:=FLOOR([.B136]+[.C136]/8+[.D136]/8;1;1)"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Each channel of the AD799x part has a 16-bit register with the highest two bits set to zero, the next two indicating the channel,</text:p>
          </table:table-cell>
          <table:table-cell table:number-columns-repeated="1018"/>
        </table:table-row>
        <table:table-row table:style-name="ro1">
          <table:table-cell office:value-type="string">
            <text:p>hx data</text:p>
          </table:table-cell>
          <table:table-cell table:formula="of:=FLOOR([.B137]+[.C137]/8+[.D137]/8;1;1)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nd the last 12 carrying the actual data in unsigned format. The data in the packet exactly reflects the data read from the part.</text:p>
          </table:table-cell>
          <table:table-cell table:number-columns-repeated="1018"/>
        </table:table-row>
        <table:table-row table:style-name="ro1">
          <table:table-cell office:value-type="string">
            <text:p>hy channel id</text:p>
          </table:table-cell>
          <table:table-cell table:formula="of:=FLOOR([.B138]+[.C138]/8+[.D138]/8;1;1)"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hy data</text:p>
          </table:table-cell>
          <table:table-cell table:formula="of:=FLOOR([.B139]+[.C139]/8+[.D139]/8;1;1)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hz channel id</text:p>
          </table:table-cell>
          <table:table-cell table:formula="of:=FLOOR([.B140]+[.C140]/8+[.D140]/8;1;1)"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hz data</text:p>
          </table:table-cell>
          <table:table-cell table:formula="of:=FLOOR([.B141]+[.C141]/8+[.D141]/8;1;1)"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hw channel id</text:p>
          </table:table-cell>
          <table:table-cell table:formula="of:=FLOOR([.B142]+[.C142]/8+[.D142]/8;1;1)"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hw data</text:p>
          </table:table-cell>
          <table:table-cell table:formula="of:=FLOOR([.B143]+[.C143]/8+[.D143]/8;1;1)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TC1</text:p>
          </table:table-cell>
          <table:table-cell table:formula="of:=FLOOR([.B144]+[.C144]/8+[.D144]/8;1;1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ime that the readout was completed. TC0 is the time that the readout was started. This does not include the time it takes to write the packet.</text:p>
          </table:table-cell>
          <table:table-cell table:number-columns-repeated="1018"/>
        </table:table-row>
        <table:table-row table:style-name="ro1">
          <table:table-cell office:value-type="string">
            <text:p>Length-7</text:p>
          </table:table-cell>
          <table:table-cell table:formula="of:=[.B145]+[.D145]/8-7" office:value-type="float" office:value="29">
            <text:p>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1 - SD usage information</text:p>
          </table:table-cell>
          <table:table-cell table:number-columns-repeated="1023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block[x]</text:p>
          </table:table-cell>
          <table:table-cell office:value-type="string">
            <text:p>6+x*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tc[x]</text:p>
          </table:table-cell>
          <table:table-cell office:value-type="string">
            <text:p>10+x*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This is TC as usual but the lower 4 bits are from other sources</text:p>
          </table:table-cell>
          <table:table-cell table:number-columns-repeated="1018"/>
        </table:table-row>
        <table:table-row table:style-name="ro1">
          <table:table-cell office:value-type="string">
            <text:p>write/#read</text:p>
          </table:table-cell>
          <table:table-cell office:value-type="string">
            <text:p>13+x*8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4 bit field, 0=read, 1=write</text:p>
          </table:table-cell>
          <table:table-cell table:number-columns-repeated="1018"/>
        </table:table-row>
        <table:table-row table:style-name="ro1">
          <table:table-cell office:value-type="string">
            <text:p>Length-7</text:p>
          </table:table-cell>
          <table:table-cell office:value-type="string">
            <text:p>var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2 - SD card information</text:p>
          </table:table-cell>
          <table:table-cell table:number-columns-repeated="4"/>
          <table:table-cell office:value-type="string">
            <text:p>No secondary header</text:p>
          </table:table-cell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Mfr</text:p>
          </table:table-cell>
          <table:table-cell table:formula="of:=IF([.F155]=&quot;&quot;;10;6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ields are as described in the SD card specification</text:p>
          </table:table-cell>
          <table:table-cell table:number-columns-repeated="1018"/>
        </table:table-row>
        <table:table-row table:style-name="ro1">
          <table:table-cell office:value-type="string">
            <text:p>OEM</text:p>
          </table:table-cell>
          <table:table-cell table:formula="of:=FLOOR([.B157]+[.C157]/8+[.D157]/8;1;1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string">
            <text:p>Product</text:p>
          </table:table-cell>
          <table:table-cell table:formula="of:=FLOOR([.B158]+[.C158]/8+[.D158]/8;1;1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office:value-type="string">
            <text:p>revision</text:p>
          </table:table-cell>
          <table:table-cell table:formula="of:=FLOOR([.B159]+[.C159]/8+[.D159]/8;1;1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serial</text:p>
          </table:table-cell>
          <table:table-cell table:formula="of:=FLOOR([.B160]+[.C160]/8+[.D160]/8;1;1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mfg_year</text:p>
          </table:table-cell>
          <table:table-cell table:formula="of:=FLOOR([.B161]+[.C161]/8+[.D161]/8;1;1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mfg_month</text:p>
          </table:table-cell>
          <table:table-cell table:formula="of:=FLOOR([.B162]+[.C162]/8+[.D162]/8;1;1)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capacity</text:p>
          </table:table-cell>
          <table:table-cell table:formula="of:=FLOOR([.B163]+[.C163]/8+[.D163]/8;1;1)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1020"/>
        </table:table-row>
        <table:table-row table:style-name="ro1">
          <table:table-cell office:value-type="string">
            <text:p>flag_copy</text:p>
          </table:table-cell>
          <table:table-cell table:formula="of:=FLOOR([.B164]+[.C164]/8+[.D164]/8;1;1)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flag_wp</text:p>
          </table:table-cell>
          <table:table-cell table:formula="of:=FLOOR([.B165]+[.C165]/8+[.D165]/8;1;1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flag_wp_temp</text:p>
          </table:table-cell>
          <table:table-cell table:formula="of:=FLOOR([.B166]+[.C166]/8+[.D166]/8;1;1)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format</text:p>
          </table:table-cell>
          <table:table-cell table:formula="of:=FLOOR([.B167]+[.C167]/8+[.D167]/8;1;1)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table:formula="of:=[.B168]+[.D168]/8-7"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3 - Vbus power present</text:p>
          </table:table-cell>
          <table:table-cell table:number-columns-repeated="4"/>
          <table:table-cell/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old_vbus</text:p>
          </table:table-cell>
          <table:table-cell table:formula="of:=IF([.F171]=&quot;&quot;;10;6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his packet should only be created when the external power state changes, and gives precise timing of that change.</text:p>
          </table:table-cell>
          <table:table-cell table:number-columns-repeated="1018"/>
        </table:table-row>
        <table:table-row table:style-name="ro1">
          <table:table-cell office:value-type="string">
            <text:p>new_vbus</text:p>
          </table:table-cell>
          <table:table-cell table:formula="of:=FLOOR([.B173]+[.C173]/8+[.D173]/8;1;1)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table:formula="of:=[.B174]+[.D174]/8-7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4 - Verticality</text:p>
          </table:table-cell>
          <table:table-cell table:number-columns-repeated="4"/>
          <table:table-cell/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Is vert?</text:p>
          </table:table-cell>
          <table:table-cell table:formula="of:=IF([.F177]=&quot;&quot;;10;6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uptime</text:p>
          </table:table-cell>
          <table:table-cell table:formula="of:=FLOOR([.B179]+[.C179]/8+[.D179]/8;1;1)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ime in integer seconds from when device was last powered up/reset to when the device had the indicated verticality</text:p>
          </table:table-cell>
          <table:table-cell table:number-columns-repeated="1018"/>
        </table:table-row>
        <table:table-row table:style-name="ro1">
          <table:table-cell office:value-type="string">
            <text:p>vertTimeout</text:p>
          </table:table-cell>
          <table:table-cell table:formula="of:=FLOOR([.B180]+[.C180]/8+[.D180]/8;1;1)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ime in same scale at uptime when vertical setting will time out</text:p>
          </table:table-cell>
          <table:table-cell table:number-columns-repeated="1018"/>
        </table:table-row>
        <table:table-row table:style-name="ro1">
          <table:table-cell office:value-type="string">
            <text:p>Length-7</text:p>
          </table:table-cell>
          <table:table-cell table:formula="of:=[.B181]+[.D181]/8-7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5 - Packet buffer overflow</text:p>
          </table:table-cell>
          <table:table-cell table:number-columns-repeated="4"/>
          <table:table-cell/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ov count</text:p>
          </table:table-cell>
          <table:table-cell table:formula="of:=IF([.F184]=&quot;&quot;;10;6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Length-7</text:p>
          </table:table-cell>
          <table:table-cell table:formula="of:=[.B186]+[.D186]/8-7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6 – PPS</text:p>
          </table:table-cell>
          <table:table-cell table:number-columns-repeated="4"/>
          <table:table-cell/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office:value-type="string">
            <text:p>TC is that of last time that the PPS signal was noticed to be down</text:p>
          </table:table-cell>
          <table:table-cell table:number-columns-repeated="1018"/>
        </table:table-row>
        <table:table-row table:style-name="ro1">
          <table:table-cell office:value-type="string">
            <text:p>TCPrev</text:p>
          </table:table-cell>
          <table:table-cell table:formula="of:=IF([.F189]=&quot;&quot;;10;6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C of first time PPS signal was noticed to be up – true PPS is somewhere in between</text:p>
          </table:table-cell>
          <table:table-cell table:number-columns-repeated="1018"/>
        </table:table-row>
        <table:table-row table:style-name="ro1">
          <table:table-cell office:value-type="string">
            <text:p>Length-7</text:p>
          </table:table-cell>
          <table:table-cell table:formula="of:=[.B191]+[.D191]/8-7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7 – ZDA</text:p>
          </table:table-cell>
          <table:table-cell table:number-columns-repeated="4"/>
          <table:table-cell/>
          <table:table-cell table:number-columns-repeated="1018"/>
        </table:table-row>
        <table:table-row table:style-name="ro1">
          <table:table-cell office:value-type="string">
            <text:p>Field</text:p>
          </table:table-cell>
          <table:table-cell office:value-type="string">
            <text:p>start byte</text:p>
          </table:table-cell>
          <table:table-cell office:value-type="string">
            <text:p>start bit</text:p>
          </table:table-cell>
          <table:table-cell office:value-type="string">
            <text:p>length</text:p>
          </table:table-cell>
          <table:table-cell office:value-type="string">
            <text:p>signed?</text:p>
          </table:table-cell>
          <table:table-cell table:number-columns-repeated="1019"/>
        </table:table-row>
        <table:table-row table:style-name="ro1">
          <table:table-cell office:value-type="string">
            <text:p>zdaHMS</text:p>
          </table:table-cell>
          <table:table-cell table:formula="of:=IF([.F194]=&quot;&quot;;10;6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Hour, minute, second, subsecond (usually millisecond)</text:p>
          </table:table-cell>
          <table:table-cell table:number-columns-repeated="1018"/>
        </table:table-row>
        <table:table-row table:style-name="ro1">
          <table:table-cell office:value-type="string">
            <text:p>zdaScale</text:p>
          </table:table-cell>
          <table:table-cell table:formula="of:=FLOOR([.B196]+[.C196]/8+[.D196]/8;1;1)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Number of digits of zdaHMS which are to right of decimal point (divide zdaHMS by 10^Scale to get true HMS)</text:p>
          </table:table-cell>
          <table:table-cell table:number-columns-repeated="1018"/>
        </table:table-row>
        <table:table-row table:style-name="ro1">
          <table:table-cell office:value-type="string">
            <text:p>zdaDD</text:p>
          </table:table-cell>
          <table:table-cell table:formula="of:=FLOOR([.B197]+[.C197]/8+[.D197]/8;1;1)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ay of month</text:p>
          </table:table-cell>
          <table:table-cell table:number-columns-repeated="1018"/>
        </table:table-row>
        <table:table-row table:style-name="ro1">
          <table:table-cell office:value-type="string">
            <text:p>zdaMM</text:p>
          </table:table-cell>
          <table:table-cell table:formula="of:=FLOOR([.B198]+[.C198]/8+[.D198]/8;1;1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th of year</text:p>
          </table:table-cell>
          <table:table-cell table:number-columns-repeated="1018"/>
        </table:table-row>
        <table:table-row table:style-name="ro1">
          <table:table-cell office:value-type="string">
            <text:p>zdaYY</text:p>
          </table:table-cell>
          <table:table-cell table:formula="of:=FLOOR([.B199]+[.C199]/8+[.D199]/8;1;1)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Year-2000</text:p>
          </table:table-cell>
          <table:table-cell table:number-columns-repeated="1018"/>
        </table:table-row>
        <table:table-row table:style-name="ro1">
          <table:table-cell office:value-type="string">
            <text:p>Length-7</text:p>
          </table:table-cell>
          <table:table-cell table:formula="of:=[.B200]+[.D200]/8-7" office:value-type="float" office:value="11">
            <text:p>11</text:p>
          </table:table-cell>
          <table:table-cell table:number-columns-repeated="102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'Packet list'.$A$1" table:expression="HEX2DEC([#REF!])"/>
        <table:named-expression table:name="__shared_1_0_1" table:base-cell-address="$'Packet list'.$A$1" table:expression="[#REF!]+[#REF!]/8"/>
        <table:named-expression table:name="__shared_1_0_10" table:base-cell-address="$'Packet list'.$A$1" table:expression="FLOOR([#REF!]+[#REF!]/8+[#REF!]/8;1;1)"/>
        <table:named-expression table:name="__shared_1_0_11" table:base-cell-address="$'Packet list'.$A$1" table:expression="FLOOR([#REF!]+[#REF!]/8+[#REF!]/8;1;1)"/>
        <table:named-expression table:name="__shared_1_0_12" table:base-cell-address="$'Packet list'.$A$1" table:expression="FLOOR([#REF!]+[#REF!]/8+[#REF!]/8;1;1)"/>
        <table:named-expression table:name="__shared_1_0_2" table:base-cell-address="$'Packet list'.$A$1" table:expression="[#REF!]+[#REF!]/8"/>
        <table:named-expression table:name="__shared_1_0_3" table:base-cell-address="$'Packet list'.$A$1" table:expression="[#REF!]+[#REF!]/8"/>
        <table:named-expression table:name="__shared_1_0_4" table:base-cell-address="$'Packet list'.$A$1" table:expression="[#REF!]+[#REF!]/8"/>
        <table:named-expression table:name="__shared_1_0_5" table:base-cell-address="$'Packet list'.$A$1" table:expression="[#REF!]+[#REF!]/8"/>
        <table:named-expression table:name="__shared_1_0_6" table:base-cell-address="$'Packet list'.$A$1" table:expression="FLOOR([#REF!]+[#REF!]/8+[#REF!]/8;1;1)"/>
        <table:named-expression table:name="__shared_1_0_7" table:base-cell-address="$'Packet list'.$A$1" table:expression="FLOOR([#REF!]+[#REF!]/8+[#REF!]/8;1;1)"/>
        <table:named-expression table:name="__shared_1_0_8" table:base-cell-address="$'Packet list'.$A$1" table:expression="FLOOR([#REF!]+[#REF!]/8+[#REF!]/8;1;1)"/>
        <table:named-expression table:name="__shared_1_0_9" table:base-cell-address="$'Packet list'.$A$1" table:expression="FLOOR([#REF!]+[#REF!]/8+[#REF!]/8;1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et_20_list" style:display-name="PageStyle_Packet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ppesen</meta:initial-creator>
    <meta:creation-date>2013-10-18T16:22:04</meta:creation-date>
    <dc:date>2013-11-12T07:51:46</dc:date>
    <meta:generator>LibreOffice/3.5$Linux_X86_64 LibreOffice_project/350m1$Build-2</meta:generator>
    <meta:document-statistic meta:table-count="1" meta:cell-count="723" meta:object-count="0"/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